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326in" fo:margin-left="0.6625in" table:align="left"/>
    </style:style>
    <style:style style:name="Table1.A" style:family="table-column">
      <style:table-column-properties style:column-width="1.5715in"/>
    </style:style>
    <style:style style:name="Table1.B" style:family="table-column">
      <style:table-column-properties style:column-width="1.6667in"/>
    </style:style>
    <style:style style:name="Table1.C" style:family="table-column">
      <style:table-column-properties style:column-width="2.7944in"/>
    </style:style>
    <style:style style:name="Table1.A1" style:family="table-cell">
      <style:table-cell-properties style:vertical-align="middle" fo:background-color="#dddddd" fo:padding="0.0382in" fo:border="none">
        <style:background-image/>
      </style:table-cell-properties>
    </style:style>
    <style:style style:name="Table1.A2" style:family="table-cell">
      <style:table-cell-properties style:vertical-align="middle" fo:padding="0.0382in" fo:border="none"/>
    </style:style>
    <style:style style:name="Table1.B2" style:family="table-cell">
      <style:table-cell-properties style:vertical-align="middle" fo:padding="0.0382in" fo:border="none"/>
    </style:style>
    <style:style style:name="Table1.C2" style:family="table-cell">
      <style:table-cell-properties style:vertical-align="middle" fo:padding="0.0382in" fo:border="none"/>
    </style:style>
    <style:style style:name="Table1.A3" style:family="table-cell">
      <style:table-cell-properties style:vertical-align="middle" fo:padding="0.0382in" fo:border-left="none" fo:border-right="none" fo:border-top="none" fo:border-bottom="0.25pt solid #cccccc"/>
    </style:style>
    <style:style style:name="Table1.B3" style:family="table-cell">
      <style:table-cell-properties style:vertical-align="middle" fo:padding="0.0382in" fo:border-left="none" fo:border-right="none" fo:border-top="none" fo:border-bottom="0.25pt solid #cccccc"/>
    </style:style>
    <style:style style:name="Table1.C3" style:family="table-cell">
      <style:table-cell-properties style:vertical-align="middle" fo:padding="0.0382in" fo:border-left="none" fo:border-right="none" fo:border-top="none" fo:border-bottom="0.25pt solid #cccccc"/>
    </style:style>
    <style:style style:name="Table1.A4" style:family="table-cell">
      <style:table-cell-properties style:vertical-align="middle" fo:padding="0.0382in" fo:border-left="none" fo:border-right="none" fo:border-top="none" fo:border-bottom="0.25pt solid #cccccc"/>
    </style:style>
    <style:style style:name="Table1.B4" style:family="table-cell">
      <style:table-cell-properties style:vertical-align="middle" fo:padding="0.0382in" fo:border-left="none" fo:border-right="none" fo:border-top="none" fo:border-bottom="0.25pt solid #cccccc"/>
    </style:style>
    <style:style style:name="Table1.C4" style:family="table-cell">
      <style:table-cell-properties style:vertical-align="middle" fo:padding="0.0382in" fo:border-left="none" fo:border-right="none" fo:border-top="none" fo:border-bottom="0.25pt solid #cccccc"/>
    </style:style>
    <style:style style:name="P1" style:family="paragraph" style:parent-style-name="Footer">
      <style:paragraph-properties fo:text-align="center" style:justify-single-word="false"/>
      <style:text-properties officeooo:rsid="0046dafd" officeooo:paragraph-rsid="0046dafd"/>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style:font-name="Latin Modern Roman" fo:font-size="9pt" fo:font-weight="bold" officeooo:rsid="0024c25a" officeooo:paragraph-rsid="0024c25a"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style:font-name="Latin Modern Roman" fo:font-size="9pt" officeooo:rsid="0036e454" officeooo:paragraph-rsid="0036e454" style:font-size-asian="9pt" style:font-size-complex="9pt"/>
    </style:style>
    <style:style style:name="P5" style:family="paragraph" style:parent-style-name="Standard">
      <style:paragraph-properties fo:margin-top="0.1181in" fo:margin-bottom="0in" loext:contextual-spacing="false" fo:text-align="justify" style:justify-single-word="false"/>
      <style:text-properties style:font-name="Latin Modern Roman" fo:font-size="10pt" fo:language="ca" fo:country="ES" fo:font-weight="bold" officeooo:rsid="0019922e" officeooo:paragraph-rsid="0019922e" style:font-size-asian="10pt" style:font-weight-asian="bold" style:font-size-complex="10pt" style:font-weight-complex="bold"/>
    </style:style>
    <style:style style:name="P6" style:family="paragraph" style:parent-style-name="Standard" style:list-style-name="L1">
      <style:paragraph-properties fo:text-align="justify" style:justify-single-word="false"/>
      <style:text-properties style:font-name="Latin Modern Roman" fo:font-size="9pt" fo:language="ca" fo:country="ES" fo:font-weight="normal" officeooo:rsid="003b2248" officeooo:paragraph-rsid="004419a4" style:font-size-asian="9pt" style:font-weight-asian="normal" style:font-size-complex="9pt" style:font-weight-complex="normal"/>
    </style:style>
    <style:style style:name="P7" style:family="paragraph" style:parent-style-name="Standard" style:list-style-name="L1">
      <style:paragraph-properties fo:text-align="justify" style:justify-single-word="false"/>
      <style:text-properties style:font-name="Latin Modern Roman" fo:font-size="9pt" fo:language="ca" fo:country="ES" fo:font-weight="normal" officeooo:rsid="0019922e" officeooo:paragraph-rsid="004419a4" style:font-size-asian="9pt" style:font-weight-asian="normal" style:font-size-complex="9pt" style:font-weight-complex="normal"/>
    </style:style>
    <style:style style:name="P8" style:family="paragraph" style:parent-style-name="Standard" style:list-style-name="L1">
      <style:paragraph-properties fo:text-align="justify" style:justify-single-word="false"/>
      <style:text-properties style:font-name="Latin Modern Roman" fo:font-size="9pt" fo:language="ca" fo:country="ES" fo:font-weight="normal" officeooo:rsid="001d5ce2" officeooo:paragraph-rsid="0044853d" style:font-size-asian="9pt" style:font-weight-asian="normal" style:font-size-complex="9pt" style:font-weight-complex="normal"/>
    </style:style>
    <style:style style:name="P9" style:family="paragraph" style:parent-style-name="Standard" style:list-style-name="L1">
      <style:paragraph-properties fo:text-align="justify" style:justify-single-word="false"/>
      <style:text-properties style:font-name="Latin Modern Roman" fo:font-size="9pt" fo:language="ca" fo:country="ES" fo:font-weight="normal" officeooo:rsid="00423500" officeooo:paragraph-rsid="0044853d" style:font-size-asian="9pt" style:font-weight-asian="normal" style:font-size-complex="9pt" style:font-weight-complex="normal"/>
    </style:style>
    <style:style style:name="P10" style:family="paragraph" style:parent-style-name="Standard" style:list-style-name="L1">
      <style:paragraph-properties fo:text-align="justify" style:justify-single-word="false"/>
      <style:text-properties style:font-name="Latin Modern Roman" fo:font-size="9pt" fo:language="ca" fo:country="ES" fo:font-weight="normal" officeooo:rsid="003873f1" officeooo:paragraph-rsid="003873f1" style:font-size-asian="9pt" style:font-weight-asian="normal" style:font-size-complex="9pt" style:font-weight-complex="normal"/>
    </style:style>
    <style:style style:name="P11" style:family="paragraph" style:parent-style-name="Standard" style:list-style-name="L1">
      <style:paragraph-properties fo:text-align="justify" style:justify-single-word="false"/>
      <style:text-properties style:font-name="Latin Modern Roman" fo:font-size="9pt" fo:language="ca" fo:country="ES" fo:font-weight="normal" officeooo:rsid="001b6124" officeooo:paragraph-rsid="001b6124" style:font-size-asian="7.84999990463257pt" style:font-weight-asian="normal" style:font-size-complex="9pt" style:font-weight-complex="normal"/>
    </style:style>
    <style:style style:name="P12" style:family="paragraph" style:parent-style-name="Standard" style:list-style-name="L1">
      <style:paragraph-properties fo:text-align="justify" style:justify-single-word="false"/>
      <style:text-properties style:font-name="Latin Modern Roman" fo:font-size="6pt" fo:language="ca" fo:country="ES" fo:font-weight="normal" officeooo:rsid="001d5ce2" officeooo:paragraph-rsid="0044853d" style:font-size-asian="5.25pt" style:font-weight-asian="normal" style:font-size-complex="6pt" style:font-weight-complex="normal"/>
    </style:style>
    <style:style style:name="P13" style:family="paragraph" style:parent-style-name="Standard" style:list-style-name="L1">
      <style:paragraph-properties fo:text-align="justify" style:justify-single-word="false"/>
      <style:text-properties style:font-name="Latin Modern Roman" fo:font-size="6pt" fo:language="ca" fo:country="ES" fo:font-weight="normal" officeooo:rsid="003873f1" officeooo:paragraph-rsid="003873f1" style:font-size-asian="5.25pt" style:font-weight-asian="normal" style:font-size-complex="6pt" style:font-weight-complex="normal"/>
    </style:style>
    <style:style style:name="P14" style:family="paragraph" style:parent-style-name="Standard" style:list-style-name="L2">
      <style:paragraph-properties fo:text-align="justify" style:justify-single-word="false"/>
      <style:text-properties style:font-name="Latin Modern Roman" fo:font-size="6pt" fo:language="ca" fo:country="ES" fo:font-weight="normal" officeooo:rsid="001b6124" officeooo:paragraph-rsid="001b6124" style:font-size-asian="5.25pt" style:font-weight-asian="normal" style:font-size-complex="6pt" style:font-weight-complex="normal"/>
    </style:style>
    <style:style style:name="P15" style:family="paragraph" style:parent-style-name="Standard" style:list-style-name="L1">
      <style:paragraph-properties fo:text-align="justify" style:justify-single-word="false"/>
      <style:text-properties style:font-name="Latin Modern Roman" fo:font-size="6pt" fo:language="ca" fo:country="ES" fo:font-weight="bold" officeooo:rsid="0019922e" officeooo:paragraph-rsid="0019922e" style:font-size-asian="5.25pt" style:font-weight-asian="bold" style:font-size-complex="6pt" style:font-weight-complex="bold"/>
    </style:style>
    <style:style style:name="P16" style:family="paragraph" style:parent-style-name="Standard" style:list-style-name="L1">
      <style:paragraph-properties fo:text-align="justify" style:justify-single-word="false"/>
      <style:text-properties style:font-name="Latin Modern Roman" fo:font-size="10pt" fo:language="ca" fo:country="ES" fo:font-weight="bold" officeooo:rsid="0019922e" officeooo:paragraph-rsid="0019922e" style:font-size-asian="10pt" style:font-weight-asian="bold" style:font-size-complex="10pt" style:font-weight-complex="bold"/>
    </style:style>
    <style:style style:name="P17" style:family="paragraph" style:parent-style-name="Standard" style:list-style-name="L1"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Latin Modern Roman" fo:font-size="12pt" fo:language="ca" fo:country="ES" fo:font-weight="bold" officeooo:rsid="0033d6cf" officeooo:paragraph-rsid="0033d6cf" style:font-size-asian="12pt" style:font-weight-asian="bold" style:font-size-complex="12pt" style:font-weight-complex="bold"/>
    </style:style>
    <style:style style:name="P18" style:family="paragraph" style:parent-style-name="Standard" style:list-style-name="L1">
      <loext:graphic-properties draw:fill="none"/>
      <style:paragraph-properties fo:margin-left="0in" fo:margin-right="0in" fo:text-align="center" style:justify-single-word="false" fo:text-indent="0in" style:auto-text-indent="false" fo:background-color="transparent"/>
      <style:text-properties fo:color="#666666" style:font-name="Latin Modern Roman" fo:font-size="9pt" fo:language="ca" fo:country="ES" fo:font-weight="bold" officeooo:rsid="0046dafd" officeooo:paragraph-rsid="0046dafd" style:font-size-asian="9pt" style:font-weight-asian="bold" style:font-size-complex="9pt" style:font-weight-complex="bold"/>
    </style:style>
    <style:style style:name="P19" style:family="paragraph" style:parent-style-name="Standard" style:list-style-name="L1">
      <loext:graphic-properties draw:fill="none"/>
      <style:paragraph-properties fo:margin-left="0in" fo:margin-right="0in" fo:text-align="center" style:justify-single-word="false" fo:text-indent="0in" style:auto-text-indent="false" fo:background-color="transparent"/>
      <style:text-properties style:font-name="Latin Modern Roman" fo:font-size="9pt" fo:language="ca" fo:country="ES" fo:font-weight="bold" officeooo:rsid="0046dafd" officeooo:paragraph-rsid="0046dafd" style:font-size-asian="9pt" style:font-weight-asian="bold" style:font-size-complex="9pt" style:font-weight-complex="bold"/>
    </style:style>
    <style:style style:name="P20" style:family="paragraph" style:parent-style-name="Standard" style:list-style-name="L1">
      <style:paragraph-properties fo:margin-top="0.0783in" fo:margin-bottom="0.0783in" loext:contextual-spacing="false" fo:text-align="justify" style:justify-single-word="false"/>
      <style:text-properties style:font-name="Latin Modern Roman" fo:font-size="10pt" fo:language="ca" fo:country="ES" fo:font-weight="bold" officeooo:rsid="0019922e" officeooo:paragraph-rsid="0019922e" style:font-size-asian="10pt" style:font-weight-asian="bold" style:font-size-complex="10pt" style:font-weight-complex="bold"/>
    </style:style>
    <style:style style:name="P21" style:family="paragraph" style:parent-style-name="Standard">
      <style:paragraph-properties fo:margin-top="0.1181in" fo:margin-bottom="0in" loext:contextual-spacing="false" fo:text-align="justify" style:justify-single-word="false"/>
      <style:text-properties style:font-name="Latin Modern Roman" fo:font-size="6pt" fo:language="ca" fo:country="ES" fo:font-weight="normal" officeooo:rsid="004d70f7" officeooo:paragraph-rsid="0019922e" style:font-size-asian="5.25pt" style:font-weight-asian="normal" style:font-size-complex="6pt" style:font-weight-complex="normal"/>
    </style:style>
    <style:style style:name="P22" style:family="paragraph" style:parent-style-name="Standard" style:list-style-name="L3" style:master-page-name="">
      <loext:graphic-properties draw:fill="none"/>
      <style:paragraph-properties fo:margin-left="0.748in" fo:margin-right="0in" fo:text-align="justify" style:justify-single-word="false" fo:text-indent="-0.2362in" style:auto-text-indent="false" style:page-number="auto" fo:background-color="transparent"/>
      <style:text-properties style:font-name="Latin Modern Roman" fo:font-size="9pt" fo:language="ca" fo:country="ES" fo:font-weight="normal" officeooo:rsid="00391616" officeooo:paragraph-rsid="00391616" style:font-size-asian="9pt" style:font-weight-asian="normal" style:font-size-complex="9pt" style:font-weight-complex="normal"/>
    </style:style>
    <style:style style:name="P23" style:family="paragraph" style:parent-style-name="Standard" style:list-style-name="L3">
      <loext:graphic-properties draw:fill="none"/>
      <style:paragraph-properties fo:margin-left="0.748in" fo:margin-right="0in" fo:text-align="justify" style:justify-single-word="false" fo:text-indent="-0.2362in" style:auto-text-indent="false" fo:background-color="transparent"/>
      <style:text-properties style:font-name="Latin Modern Roman" fo:font-size="9pt" fo:language="ca" fo:country="ES" fo:font-weight="normal" officeooo:rsid="00391616" officeooo:paragraph-rsid="00391616" style:font-size-asian="9pt" style:font-weight-asian="normal" style:font-size-complex="9pt" style:font-weight-complex="normal"/>
    </style:style>
    <style:style style:name="P24" style:family="paragraph" style:parent-style-name="Standard" style:list-style-name="L3">
      <loext:graphic-properties draw:fill="none"/>
      <style:paragraph-properties fo:margin-left="0.748in" fo:margin-right="0in" fo:text-align="justify" style:justify-single-word="false" fo:text-indent="-0.2362in" style:auto-text-indent="false" fo:background-color="transparent"/>
      <style:text-properties style:font-name="Latin Modern Roman" fo:font-size="9pt" fo:language="ca" fo:country="ES" fo:font-weight="normal" officeooo:rsid="002e512b" officeooo:paragraph-rsid="00391616" style:font-size-asian="9pt" style:font-weight-asian="normal" style:font-size-complex="9pt" style:font-weight-complex="normal"/>
    </style:style>
    <style:style style:name="P25" style:family="paragraph" style:parent-style-name="Standard" style:list-style-name="L3">
      <loext:graphic-properties draw:fill="none"/>
      <style:paragraph-properties fo:margin-left="0.748in" fo:margin-right="0in" fo:text-align="justify" style:justify-single-word="false" fo:text-indent="-0.2362in" style:auto-text-indent="false" fo:background-color="transparent"/>
      <style:text-properties style:font-name="Latin Modern Roman" fo:font-size="9pt" fo:language="ca" fo:country="ES" fo:font-weight="normal" officeooo:rsid="0053481e" officeooo:paragraph-rsid="0053481e" style:font-size-asian="9pt" style:font-weight-asian="normal" style:font-size-complex="9pt" style:font-weight-complex="normal"/>
    </style:style>
    <style:style style:name="P26" style:family="paragraph" style:parent-style-name="Standard" style:list-style-name="L3">
      <loext:graphic-properties draw:fill="none"/>
      <style:paragraph-properties fo:margin-left="0.5118in" fo:margin-right="0in" fo:text-align="justify" style:justify-single-word="false" fo:text-indent="0in" style:auto-text-indent="false" fo:background-color="transparent"/>
      <style:text-properties style:font-name="Latin Modern Roman" fo:font-size="6pt" fo:language="ca" fo:country="ES" fo:font-weight="normal" officeooo:rsid="002c753d" officeooo:paragraph-rsid="002c753d" style:font-size-asian="5.25pt" style:font-weight-asian="normal" style:font-size-complex="6pt" style:font-weight-complex="normal"/>
    </style:style>
    <style:style style:name="P27" style:family="paragraph" style:parent-style-name="Table_20_Contents">
      <style:paragraph-properties fo:text-align="center" style:justify-single-word="false"/>
      <style:text-properties style:font-name="Latin Modern Roman" fo:font-size="9pt" officeooo:rsid="004fab76" officeooo:paragraph-rsid="004fab76" style:font-size-asian="9pt" style:font-size-complex="9pt"/>
    </style:style>
    <style:style style:name="P28" style:family="paragraph" style:parent-style-name="Table_20_Contents">
      <style:paragraph-properties fo:text-align="center" style:justify-single-word="false"/>
      <style:text-properties style:font-name="Latin Modern Roman" fo:font-size="9pt" officeooo:rsid="0051a10e" officeooo:paragraph-rsid="0051a10e" style:font-size-asian="9pt" style:font-size-complex="9pt"/>
    </style:style>
    <style:style style:name="T1" style:family="text">
      <style:text-properties style:text-underline-style="none" fo:font-weight="bold" style:font-weight-asian="bold" style:font-weight-complex="bold"/>
    </style:style>
    <style:style style:name="T2" style:family="text">
      <style:text-properties officeooo:rsid="00350e7b"/>
    </style:style>
    <style:style style:name="T3" style:family="text">
      <style:text-properties officeooo:rsid="0035209e"/>
    </style:style>
    <style:style style:name="T4" style:family="text">
      <style:text-properties officeooo:rsid="003c2b9f"/>
    </style:style>
    <style:style style:name="T5" style:family="text">
      <style:text-properties style:text-underline-style="solid" style:text-underline-width="auto" style:text-underline-color="font-color" officeooo:rsid="00350e7b"/>
    </style:style>
    <style:style style:name="T6" style:family="text">
      <style:text-properties style:text-underline-style="solid" style:text-underline-width="auto" style:text-underline-color="font-color" officeooo:rsid="0046dafd"/>
    </style:style>
    <style:style style:name="T7" style:family="text">
      <style:text-properties officeooo:rsid="00349a21"/>
    </style:style>
    <style:style style:name="T8" style:family="text">
      <style:text-properties officeooo:rsid="003f5145"/>
    </style:style>
    <style:style style:name="T9" style:family="text">
      <style:text-properties officeooo:rsid="00410ecb"/>
    </style:style>
    <style:style style:name="T10" style:family="text">
      <style:text-properties officeooo:rsid="00214248"/>
    </style:style>
    <style:style style:name="T11" style:family="text">
      <style:text-properties officeooo:rsid="00423500"/>
    </style:style>
    <style:style style:name="T12" style:family="text">
      <style:text-properties officeooo:rsid="004419a4"/>
    </style:style>
    <style:style style:name="T13" style:family="text">
      <style:text-properties fo:font-weight="bold" officeooo:rsid="004419a4" style:font-weight-asian="bold" style:font-weight-complex="bold"/>
    </style:style>
    <style:style style:name="T14" style:family="text">
      <style:text-properties officeooo:rsid="0044853d"/>
    </style:style>
    <style:style style:name="T15" style:family="text">
      <style:text-properties officeooo:rsid="0046dafd"/>
    </style:style>
    <style:style style:name="T16" style:family="text">
      <style:text-properties officeooo:rsid="004937f7"/>
    </style:style>
    <style:style style:name="T17" style:family="text">
      <style:text-properties fo:font-style="italic" officeooo:rsid="0035209e" style:font-style-asian="italic" style:font-style-complex="italic"/>
    </style:style>
    <style:style style:name="T18" style:family="text">
      <style:text-properties officeooo:rsid="004a5921"/>
    </style:style>
    <style:style style:name="T19" style:family="text">
      <style:text-properties fo:font-size="9pt" officeooo:rsid="004d70f7" style:font-size-asian="9pt" style:font-size-complex="9pt"/>
    </style:style>
    <style:style style:name="T20" style:family="text">
      <style:text-properties fo:font-size="9pt" fo:font-weight="normal" officeooo:rsid="004d70f7" style:font-size-asian="9pt" style:font-weight-asian="normal" style:font-size-complex="9pt" style:font-weight-complex="normal"/>
    </style:style>
    <style:style style:name="T21" style:family="text">
      <style:text-properties officeooo:rsid="004fab76"/>
    </style:style>
    <style:style style:name="T22" style:family="text">
      <style:text-properties officeooo:rsid="0051a1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11711767941252988" text:style-name="L1">
        <text:list-header>
          <text:p text:style-name="P17"><text:span text:style-name="T15">CALIBRATGE </text:span><text:s/>D’ANTENA: anivellament del pedestal</text:p>
          <text:p text:style-name="P18">Octubre 2017</text:p>
          <text:p text:style-name="P19"/>
        </text:list-header>
        <text:list-item>
          <text:p text:style-name="P20">Objectiu i definició del projecte</text:p>
          <text:p text:style-name="P6"><text:span text:style-name="T13">Antecedents:</text:span><text:span text:style-name="T12"> </text:span></text:p>
          <text:p text:style-name="P6">Actualment hi ha dos procediments establerts per quantificar i valorar l’estat de calibratge en apuntament de l’antena dels radars de la XRAD. El primer <text:span text:style-name="T4">és un mètode que ve implementat com a part del software comercial que fan servir els radars; la utilitat SUNCAL de l’IRIS. <text:s/>L’execució del SUNCAL requereix l’aturada del radar in-situ i habitualment s’aplica durant les tasques de calibratge bimestral. El segon mètode, anomenat SunINTFCal, es basa en identificar automàticament les interferències solars a les imatges radar i proporciona </text:span><text:span text:style-name="T5">di</text:span><text:span text:style-name="T6">à</text:span><text:span text:style-name="T5">riament</text:span><text:span text:style-name="T2"> l’estimació de l’error d’apuntament.</text:span></text:p>
          <text:p text:style-name="P7"><text:span text:style-name="T9">Als errors d’apuntament estimats amb aquests dos mètodes contribueixen tant l’error sistemàtic com l’error derivat d’un desnivellament del pedestal de l’antena. En</text:span> un projecte TDT anterior <text:span text:style-name="T7">(ref) </text:span>es va <text:span text:style-name="T8">demostrar que les interferències solars recollides a llarg termini (1 any) poden ser reanalitzades per estimar aquestes dues contribucions. A més, els resultats del SUNCAL poden servir com a dades complementàries en aquest procediment, proporcionant informació en sectors azimutals amb absència d’interferències solars.</text:span></text:p>
          <text:p text:style-name="P6"><text:span text:style-name="T13">Objectius:</text:span><text:span text:style-name="T12"> </text:span></text:p>
          <text:p text:style-name="P8">L’objectiu del <text:span text:style-name="T10">present </text:span>projecte és <text:span text:style-name="T11">implementar per a la XRAD un procediment pel calibratge de l’apuntament de l’antena que quantifiqui tant l’error sistemàtic com l’error d’anivellament de pedestal, integrant els resultats del re-anàlisi de les interferències solars i els resultats de l’execució periòdica del SUNCAL, per a una major robustesa. </text:span></text:p>
          <text:p text:style-name="P9">Per assolir aquest objectiu es proposa seguir dues línies de treball paral·leles que s’integraran en l’etapa final del projecte. Per una banda, s’ha de definir amb cura, d’acord amb el contracte de manteniment, el procediment de mesura del SUNCAL i <text:span text:style-name="T21">també </text:span>s’ha de decidir el procés de recollida i emmagatzematge dels seus resultats. Per una altra banda, s’ha de desenvolupar el programari per l’anàlisi d’interferències solars a llarg termini i s’ha de valorar i verificar l’estabilitat dels resultats del nou mètode.</text:p>
          <text:p text:style-name="P12"/>
        </text:list-item>
        <text:list-item>
          <text:p text:style-name="P16">Client / Usuari</text:p>
          <text:p text:style-name="P10">TDTRS </text:p>
          <text:p text:style-name="P10">Equip de tècnics de manteniment de <text:span text:style-name="T16">la XRAD</text:span></text:p>
          <text:p text:style-name="P13"/>
        </text:list-item>
        <text:list-item>
          <text:p text:style-name="P16">Dades d’entrada / requisits del projecte</text:p>
          <text:p text:style-name="P11"><text:span text:style-name="T1">Dades d’entrada:</text:span> <text:span text:style-name="T3">interferències solars diàries (actualment emmagatzemades a la màquina virtual </text:span><text:span text:style-name="T17">smcprotdt02</text:span><text:span text:style-name="T3">) i resultats de calibratge SUNCAL bimensuals o, preferiblement, mensuals.</text:span></text:p>
          <text:p text:style-name="P11"><text:span text:style-name="T1">Requisits:</text:span> <text:span text:style-name="T21">suncal, IRIS, programari R, GitHub.</text:span></text:p>
        </text:list-item>
      </text:list>
      <text:list xml:id="list6696198904196605255" text:style-name="L2">
        <text:list-header>
          <text:p text:style-name="P14"/>
        </text:list-header>
      </text:list>
      <text:list xml:id="list100514687674247" text:continue-list="list6811711767941252988" text:style-name="L1">
        <text:list-item>
          <text:p text:style-name="P16">Recursos, responsabilitats i coordinació entre els diferents grups de treball</text:p>
          <text:p text:style-name="P15"/>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Àrees/Unitats</text:p>
          </table:table-cell>
          <table:table-cell table:style-name="Table1.A1" office:value-type="string">
            <text:p text:style-name="P3">Personal</text:p>
          </table:table-cell>
          <table:table-cell table:style-name="Table1.A1" office:value-type="string">
            <text:p text:style-name="P3">Responsabilitat</text:p>
          </table:table-cell>
        </table:table-row>
        <table:table-row>
          <table:table-cell table:style-name="Table1.A2" office:value-type="string">
            <text:p text:style-name="P4">SOM/TDT</text:p>
          </table:table-cell>
          <table:table-cell table:style-name="Table1.B2" office:value-type="string">
            <text:p text:style-name="P4">Patricia Altube</text:p>
          </table:table-cell>
          <table:table-cell table:style-name="Table1.C2" office:value-type="string">
            <text:p text:style-name="P4">Desenvolupament i validació </text:p>
          </table:table-cell>
        </table:table-row>
        <table:table-row>
          <table:table-cell table:style-name="Table1.A4" office:value-type="string">
            <text:p text:style-name="P4">SOM/TDT</text:p>
          </table:table-cell>
          <table:table-cell table:style-name="Table1.B4" office:value-type="string">
            <text:p text:style-name="P4">Oriol Argemí</text:p>
          </table:table-cell>
          <table:table-cell table:style-name="Table1.C4" office:value-type="string">
            <text:p text:style-name="P4">Definició del procediment SUNCAL</text:p>
          </table:table-cell>
        </table:table-row>
        <table:table-row>
          <table:table-cell table:style-name="Table1.A4" office:value-type="string">
            <text:p text:style-name="P27">SOM/TDT</text:p>
          </table:table-cell>
          <table:table-cell table:style-name="Table1.B4" office:value-type="string">
            <text:p text:style-name="P27"><text:span text:style-name="T22">Pat/Oar</text:span></text:p>
          </table:table-cell>
          <table:table-cell table:style-name="Table1.C4" office:value-type="string">
            <text:p text:style-name="P28">Posta en comú i valoració de resultats (implementació operativa a calibratge d’antena)</text:p>
          </table:table-cell>
        </table:table-row>
      </table:table>
      <text:p text:style-name="P5"><text:span text:style-name="T19"><text:tab/>Coordinació: </text:span><text:span text:style-name="T20">repositori compartit a GitHub; </text:span><text:a xlink:type="simple" xlink:href="https://github.com/Patri-meteocat/antenna_cal.git" text:style-name="Internet_20_link" text:visited-style-name="Visited_20_Internet_20_Link"><text:span text:style-name="T20">https://github.com/Patri-meteocat/antenna_cal.git</text:span></text:a></text:p>
      <text:p text:style-name="P21"><text:soft-page-break/></text:p>
      <text:list xml:id="list100515957358371" text:continue-numbering="true" text:style-name="L1">
        <text:list-item>
          <text:p text:style-name="P16">Etapes del projecte</text:p>
        </text:list-item>
      </text:list>
      <text:list xml:id="list3663152847928962325" text:style-name="L3">
        <text:list-item>
          <text:p text:style-name="P22">Definició del procediment SUNCAL: disseny i redacció de la metodologia de mesura optimitzada (<text:span text:style-name="T4">estratègia, </text:span>freq<text:span text:style-name="T18">ü</text:span>ència...) i automatització de l’emmagatzematge dels resultats.</text:p>
        </text:list-item>
        <text:list-item>
          <text:p text:style-name="P23">Desenvolupament de programari <text:span text:style-name="T14">en R </text:span>per l’adaptació de la metodologia SunINTFCal.</text:p>
        </text:list-item>
        <text:list-item>
          <text:p text:style-name="P23">Aplicació retroactiva i validació de l’estabilitat del mètode.</text:p>
        </text:list-item>
        <text:list-item>
          <text:p text:style-name="P23">Incorporació/<text:span text:style-name="T14">integració</text:span> dels resultats SUNCAL.</text:p>
        </text:list-item>
        <text:list-item>
          <text:p text:style-name="P24">Validació en pre-operativa del programari integrat.</text:p>
        </text:list-item>
        <text:list-item>
          <text:p text:style-name="P25">Valoració de resultats, posta en comú i proposta d’implementació a operativa XRAD.</text:p>
          <text:p text:style-name="P26"/>
        </text:list-item>
      </text:list>
      <text:list xml:id="list100516057474623" text:continue-list="list100515957358371" text:style-name="L1">
        <text:list-item>
          <text:p text:style-name="P16">Mesures seguiment: revisió, verificació, validació</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46dafd" officeooo:paragraph-rsid="0046dafd"/>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2:05:40.299181163</meta:creation-date>
    <dc:date>2018-01-16T10:05:14.270511062</dc:date>
    <meta:editing-duration>PT2H58M32S</meta:editing-duration>
    <meta:editing-cycles>35</meta:editing-cycles>
    <meta:generator>LibreOffice/5.1.6.2$Linux_X86_64 LibreOffice_project/10m0$Build-2</meta:generator>
    <meta:document-statistic meta:table-count="1" meta:image-count="0" meta:object-count="0" meta:page-count="2" meta:paragraph-count="44" meta:word-count="496" meta:character-count="3423" meta:non-whitespace-character-count="2987"/>
  </office:meta>
</office:document-meta>
</file>